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1a40"/>
    </style:style>
    <style:style style:name="P2" style:family="paragraph" style:parent-style-name="Standard">
      <style:paragraph-properties fo:margin-left="0cm" fo:margin-right="0cm" fo:margin-top="0cm" fo:margin-bottom="0.212cm" loext:contextual-spacing="false" fo:text-align="center" style:justify-single-word="false" fo:text-indent="0cm" style:auto-text-indent="false"/>
      <style:text-properties officeooo:paragraph-rsid="000a1a40"/>
    </style:style>
    <style:style style:name="P3" style:family="paragraph" style:parent-style-name="Standard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officeooo:paragraph-rsid="000a1a40"/>
    </style:style>
    <style:style style:name="P4" style:family="paragraph" style:parent-style-name="Standard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officeooo:paragraph-rsid="000b3b2b"/>
    </style:style>
    <style:style style:name="P5" style:family="paragraph" style:parent-style-name="Standard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officeooo:paragraph-rsid="000b5cec"/>
    </style:style>
    <style:style style:name="P6" style:family="paragraph" style:parent-style-name="Standard">
      <style:paragraph-properties fo:margin-top="0cm" fo:margin-bottom="0.212cm" loext:contextual-spacing="false" fo:text-align="center" style:justify-single-word="false"/>
      <style:text-properties officeooo:paragraph-rsid="000a1a40"/>
    </style:style>
    <style:style style:name="P7" style:family="paragraph" style:parent-style-name="Standard">
      <style:paragraph-properties fo:margin-top="0cm" fo:margin-bottom="0.212cm" loext:contextual-spacing="false" fo:text-align="center" style:justify-single-word="false"/>
      <style:text-properties officeooo:rsid="000a1a40" officeooo:paragraph-rsid="000a1a40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officeooo:paragraph-rsid="000a1a40"/>
    </style:style>
    <style:style style:name="P9" style:family="paragraph" style:parent-style-name="Standard">
      <style:paragraph-properties fo:margin-left="0cm" fo:margin-right="0cm" fo:margin-top="0cm" fo:margin-bottom="0.212cm" loext:contextual-spacing="false" fo:text-align="start" style:justify-single-word="false" fo:text-indent="1.249cm" style:auto-text-indent="false"/>
      <style:text-properties officeooo:paragraph-rsid="000b5cec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0a1a40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fo:language="ru" fo:country="RU" fo:font-weight="bold" officeooo:rsid="000a1a40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language="ru" fo:country="RU" fo:font-weight="bold" officeooo:rsid="000b5cec" style:font-size-asian="12pt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2pt" fo:language="ru" fo:country="RU" fo:font-weight="normal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fo:language="ru" fo:country="RU" fo:font-weight="normal" officeooo:rsid="000a1a40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language="ru" fo:country="RU" fo:font-weight="normal" officeooo:rsid="000b3b2b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fo:language="ru" fo:country="RU" fo:font-weight="normal" officeooo:rsid="000b5cec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" fo:font-size="12pt" style:font-size-asian="12pt" style:font-name-complex="Times New Roman1" style:font-size-complex="12pt"/>
    </style:style>
    <style:style style:name="T11" style:family="text">
      <style:text-properties fo:color="#000000" style:font-name="Times New Roman" fo:font-size="12pt" fo:language="ru" fo:country="RU" style:text-underline-style="none" fo:font-weight="normal" officeooo:rsid="000b5cec" style:font-size-asian="12pt" style:font-weight-asian="normal" style:font-name-complex="Times New Roman1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0">МОСКОВСКИЙ ГОСУДАРСТВЕННЫЙ УНИВЕРСИТЕТ имени М.В.ЛОМОНОСОВА</text:span></text:p>
      <text:p text:style-name="P1"><text:span text:style-name="T10">ФАКУЛЬТЕТ ВЫЧИСЛИТЕЛЬНОЙ МАТЕМАТИКИ И КИБЕРНЕТИКИ</text:span></text:p>
      <text:p text:style-name="P6"><text:span text:style-name="T1">Отзыв на </text:span><text:span text:style-name="T2">выпускную квалификационную работу </text:span></text:p>
      <text:p text:style-name="P7"><text:span text:style-name="T1">Перминова Андрея Игоревича</text:span></text:p>
      <text:p text:style-name="P2"><text:span text:style-name="Нет"><text:span text:style-name="T3">«</text:span></text:span><text:span text:style-name="Нет"><text:span text:style-name="T4">Использование синтетических данных для тонкой настройки моделей сегментации до</text:span></text:span><text:span text:style-name="Нет"><text:span text:style-name="T5">к</text:span></text:span><text:span text:style-name="Нет"><text:span text:style-name="T4">ументов</text:span></text:span><text:span text:style-name="Нет"><text:span text:style-name="T3">»</text:span></text:span></text:p>
      <text:p text:style-name="P3"><text:span text:style-name="Нет"><text:span text:style-name="T6"><text:tab/></text:span></text:span><text:span text:style-name="Нет"><text:span text:style-name="T7">В выпускной квалификационной работе Перминова А.И. рассматривается подход к тонкой настройке нейронной сети с помощью автоматически сгенерированных документов в задаче сегментации изображений документов. <text:s/>В ходе сегментации документов изображение документа разбивается на области, содержащие текст или таблицы. Современный подход к задаче сегментации заключается в использовании нейронных сетей. Нейронные сети показывают высокое качество работы, но требуют огромного объёма данных для обучения. Один из способов уменьшить объём данных для обучения заключается в использование </text:span></text:span><text:span text:style-name="Нет"><text:span text:style-name="T8">нейронной сети, обученной на похожей задаче и дообучении под целевую задачу, это называется тонкой настройкой модели. К сожалению даже для тонкой настройки может </text:span></text:span><text:span text:style-name="Нет"><text:span text:style-name="T9">потребоваться </text:span></text:span><text:span text:style-name="Нет"><text:span text:style-name="T8">большое количество размеченных данных, ручная разметка </text:span></text:span><text:span text:style-name="Нет"><text:span text:style-name="T9">которых</text:span></text:span><text:span text:style-name="Нет"><text:span text:style-name="T8"> является трудоёмкой. В работе Перминова А.И. исследуется возможность использования автоматически сгенерированых документов для тонкой настройк</text:span></text:span><text:span text:style-name="Нет"><text:span text:style-name="T9">и</text:span></text:span><text:span text:style-name="Нет"><text:span text:style-name="T8"> нейронной сети. </text:span></text:span></text:p>
      <text:p text:style-name="P3"><text:span text:style-name="Нет"><text:span text:style-name="T8"><text:tab/>В первой части работы проводится описание предметной области, обосновывается актуальность задачи, вводятся основные понятия. </text:span></text:span></text:p>
      <text:p text:style-name="P3"><text:span text:style-name="Нет"><text:span text:style-name="T8"><text:tab/>Во второй части задачи проводится обзор существующих решений, описываются существующие подходы к сегментации документов, как на основе эвристических методов, так и на основе использования машинного обучения, в частности нейронных сетей. </text:span></text:span></text:p>
      <text:p text:style-name="P4"><text:span text:style-name="Нет"><text:span text:style-name="T8"><text:tab/>В третьей части описывается </text:span></text:span><text:span text:style-name="Нет"><text:span text:style-name="T9">выбранный подход к сегментации документов, производится обоснование выбранных методов. </text:span></text:span></text:p>
      <text:p text:style-name="P4"><text:span text:style-name="Нет"><text:span text:style-name="T9"><text:tab/>В четвёртой части производится описание практической части, описываются детали реализации метода генерации автоматических документов, проводится экспериментальная проверка разработанных методов. </text:span></text:span></text:p>
      <text:p text:style-name="P4"><text:span text:style-name="Нет"><text:span text:style-name="T9"><text:tab/></text:span></text:span></text:p>
      <text:p text:style-name="P9"><text:span text:style-name="Нет"><text:span text:style-name="T11">Работа выполнена на высоком научном и профессиональном уровне, показывает наличие у автора высоких исследовательских и практических навыков. Считаю, что выпускная квалификационная работа заслуживает оценки «отлично».</text:span></text:span></text:p>
      <text:p text:style-name="P4"><text:span text:style-name="Нет"><text:span text:style-name="T8"><text:tab/></text:span></text:span></text:p>
      <text:p text:style-name="P4"><text:span text:style-name="Нет"><text:span text:style-name="T8"/></text:span></text:p>
      <text:p text:style-name="P5"><text:span text:style-name="Нет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Нет" style:family="text">
      <style:text-properties fo:language="ru" fo:country="RU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4:21:44.399149973</meta:creation-date>
    <dc:date>2020-05-19T14:48:22.441831266</dc:date>
    <meta:editing-duration>PT4M20S</meta:editing-duration>
    <meta:editing-cycles>1</meta:editing-cycles>
    <meta:document-statistic meta:table-count="0" meta:image-count="0" meta:object-count="0" meta:page-count="1" meta:paragraph-count="13" meta:word-count="246" meta:character-count="2136" meta:non-whitespace-character-count="1887"/>
    <meta:generator>LibreOffice/6.0.7.3$Linux_X86_64 LibreOffice_project/00m0$Build-3</meta:generator>
  </office:meta>
</office:document-meta>
</file>